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/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74cm" svg:x="1.778cm" svg:y="0.508cm">
          <draw:text-box>
            <text:p text:style-name="P1"><text:span text:style-name="T1">Epistle Reading</text:span></text:p>
            <text:p text:style-name="P1"><text:span text:style-name="T2">Philemon 1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7.766cm" svg:x="1.778cm" svg:y="0.508cm">
          <draw:text-box>
            <text:p text:style-name="P4"><text:span text:style-name="T3">1</text:span><text:span text:style-name="T4">Paul, a prisoner for Christ Jesus, and Timothy our brother,</text:span></text:p>
            <text:p><text:span text:style-name="T4">To Philemon our beloved fellow worker </text:span><text:span text:style-name="T3">2</text:span><text:span text:style-name="T4">and Apphia our sister and Archippus our fellow soldier, and the church in your hous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384cm" svg:height="9.269cm" svg:x="1.778cm" svg:y="0.508cm">
          <draw:text-box>
            <text:p text:style-name="P4"><text:span text:style-name="T3">3</text:span><text:span text:style-name="T4">Grace to you and peace from God our Father and the Lord Jesus Christ.</text:span></text:p>
            <text:p><text:span text:style-name="T3">4</text:span><text:span text:style-name="T4">I thank my God always when I remember you in my prayers, </text:span><text:span text:style-name="T3">5</text:span><text:span text:style-name="T4">because I hear of your love and of the faith that you have toward the Lord Jesus and all the saint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384cm" svg:height="6.263cm" svg:x="1.778cm" svg:y="0.508cm">
          <draw:text-box>
            <text:p text:style-name="P4"><text:span text:style-name="T3">6</text:span><text:span text:style-name="T4">and I pray that the sharing of your faith may become effective for the full knowledge of every good thing that is in us for the sake of Christ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384cm" svg:height="7.766cm" svg:x="1.778cm" svg:y="0.508cm">
          <draw:text-box>
            <text:p text:style-name="P4"><text:span text:style-name="T3">7</text:span><text:span text:style-name="T4">For I have derived much joy and comfort from your love, my brother, because the hearts of the saints have been refreshed through you.</text:span></text:p>
            <text:p><text:span text:style-name="T3">8</text:span><text:span text:style-name="T4">Accordingly, though I am bold enough in Christ to command you to do what is requir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5" draw:layer="layout" svg:width="24.384cm" svg:height="7.766cm" svg:x="1.778cm" svg:y="0.508cm">
          <draw:text-box>
            <text:p text:style-name="P4"><text:span text:style-name="T3">9</text:span><text:span text:style-name="T4">yet for love’s sake I prefer to appeal to you—I, Paul, an old man and now a prisoner also for Christ Jesus— </text:span><text:span text:style-name="T3">10</text:span><text:span text:style-name="T4">I appeal to you for my child, Onesimus, whose father I became in my imprisonm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5" draw:layer="layout" svg:width="24.384cm" svg:height="6.263cm" svg:x="1.778cm" svg:y="0.508cm">
          <draw:text-box>
            <text:p text:style-name="P4"><text:span text:style-name="T3">11</text:span><text:span text:style-name="T4">(Formerly he was useless to you, but now he is indeed useful to you and to me.) </text:span><text:span text:style-name="T3">12</text:span><text:span text:style-name="T4">I am sending him back to you, sending my very heart. </text:span></text:p>
            <text:p text:style-name="P4"><text:span text:style-name="T3">13</text:span><text:span text:style-name="T4">I would have been glad to keep him with 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5" draw:layer="layout" svg:width="24.384cm" svg:height="7.766cm" svg:x="1.778cm" svg:y="0.508cm">
          <draw:text-box>
            <text:p text:style-name="P4"><text:span text:style-name="T4">in order that he might serve me on your behalf during my imprisonment for the gospel, </text:span><text:span text:style-name="T3">14</text:span><text:span text:style-name="T4">but I preferred to do nothing without your consent in order that your goodness might not be by compulsion but of your own free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5" draw:layer="layout" svg:width="24.384cm" svg:height="9.269cm" svg:x="1.778cm" svg:y="0.508cm">
          <draw:text-box>
            <text:p text:style-name="P4"><text:span text:style-name="T3">15</text:span><text:span text:style-name="T4">For this perhaps is why he was parted from you for a while, that you might have him back forever, </text:span><text:span text:style-name="T3">16</text:span><text:span text:style-name="T4">no longer as a slave but more than a slave, as a beloved brother—especially to me, but how much more to you, both in the flesh and in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6" draw:layer="layout" svg:width="24.384cm" svg:height="7.766cm" svg:x="1.778cm" svg:y="0.508cm">
          <draw:text-box>
            <text:p text:style-name="P4"><text:span text:style-name="T3">17</text:span><text:span text:style-name="T4">So if you consider me your partner, receive him as you would receive me. </text:span><text:span text:style-name="T3">18</text:span><text:span text:style-name="T4">If he has wronged you at all, or owes you anything, charge that to my account. </text:span><text:span text:style-name="T3">19</text:span><text:span text:style-name="T4">I, Paul, write this with my own h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7" draw:layer="layout" svg:width="24.384cm" svg:height="9.269cm" svg:x="1.778cm" svg:y="0.508cm">
          <draw:text-box>
            <text:p><text:span text:style-name="T4">I will repay it—to say nothing of your owing me even your own self. </text:span><text:span text:style-name="T3">20</text:span><text:span text:style-name="T4">Yes, brother, I want some benefit from you in the Lord. Refresh my heart in Christ. </text:span><text:span text:style-name="T3">21</text:span><text:span text:style-name="T4">Confident of your obedience, I write to you, knowing that you will do even more than I s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56:42.139000000</meta:creation-date>
    <dc:date>2016-09-02T17:10:11.749000000</dc:date>
    <meta:editing-duration>PT5M55S</meta:editing-duration>
    <meta:editing-cycles>5</meta:editing-cycles>
    <meta:generator>LibreOffice/5.2.0.4$Windows_X86_64 LibreOffice_project/066b007f5ebcc236395c7d282ba488bca6720265</meta:generator>
    <meta:document-statistic meta:object-count="54"/>
  </office:meta>
</office:document-meta>
</file>